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0fd1e" officeooo:paragraph-rsid="0010fd1e"/>
    </style:style>
    <style:style style:name="P2" style:family="paragraph" style:parent-style-name="Standard">
      <style:text-properties officeooo:rsid="001126a0" officeooo:paragraph-rsid="001126a0"/>
    </style:style>
    <style:style style:name="P3" style:family="paragraph" style:parent-style-name="Standard">
      <style:text-properties officeooo:rsid="0016fdec" officeooo:paragraph-rsid="0016fdec"/>
    </style:style>
    <style:style style:name="P4" style:family="paragraph" style:parent-style-name="Standard">
      <style:text-properties officeooo:rsid="00176ef4" officeooo:paragraph-rsid="00176ef4"/>
    </style:style>
    <style:style style:name="P5" style:family="paragraph" style:parent-style-name="Standard">
      <style:text-properties officeooo:rsid="00193941" officeooo:paragraph-rsid="00193941"/>
    </style:style>
    <style:style style:name="P6" style:family="paragraph" style:parent-style-name="Standard">
      <style:text-properties officeooo:rsid="0019b190" officeooo:paragraph-rsid="0019b190"/>
    </style:style>
    <style:style style:name="P7" style:family="paragraph" style:parent-style-name="Standard">
      <style:text-properties officeooo:rsid="001b88ca" officeooo:paragraph-rsid="001b88ca"/>
    </style:style>
    <style:style style:name="P8" style:family="paragraph" style:parent-style-name="Standard">
      <style:text-properties officeooo:rsid="001cddf1" officeooo:paragraph-rsid="001cddf1"/>
    </style:style>
    <style:style style:name="P9" style:family="paragraph" style:parent-style-name="Standard">
      <style:text-properties officeooo:rsid="0020bc23" officeooo:paragraph-rsid="0020bc23"/>
    </style:style>
    <style:style style:name="P10" style:family="paragraph" style:parent-style-name="Standard">
      <style:text-properties officeooo:rsid="00249d2f" officeooo:paragraph-rsid="00249d2f"/>
    </style:style>
    <style:style style:name="P11" style:family="paragraph" style:parent-style-name="Standard">
      <style:text-properties officeooo:rsid="00269cd5" officeooo:paragraph-rsid="00269cd5"/>
    </style:style>
    <style:style style:name="P12" style:family="paragraph" style:parent-style-name="Standard" style:list-style-name="L1">
      <style:text-properties officeooo:rsid="0010fd1e" officeooo:paragraph-rsid="0010fd1e"/>
    </style:style>
    <style:style style:name="P13" style:family="paragraph" style:parent-style-name="Standard" style:list-style-name="L1">
      <style:text-properties officeooo:rsid="001126a0" officeooo:paragraph-rsid="001126a0"/>
    </style:style>
    <style:style style:name="P14" style:family="paragraph" style:parent-style-name="Standard" style:list-style-name="L2">
      <style:text-properties officeooo:rsid="001126a0" officeooo:paragraph-rsid="001126a0"/>
    </style:style>
    <style:style style:name="P15" style:family="paragraph" style:parent-style-name="Standard" style:list-style-name="L1">
      <style:text-properties officeooo:rsid="001362e5" officeooo:paragraph-rsid="001362e5"/>
    </style:style>
    <style:style style:name="P16" style:family="paragraph" style:parent-style-name="Standard" style:list-style-name="L1">
      <style:text-properties officeooo:rsid="00146deb" officeooo:paragraph-rsid="00146deb"/>
    </style:style>
    <style:style style:name="P17" style:family="paragraph" style:parent-style-name="Standard" style:list-style-name="L2">
      <style:text-properties officeooo:rsid="0015ae75" officeooo:paragraph-rsid="0015ae75"/>
    </style:style>
    <style:style style:name="P18" style:family="paragraph" style:parent-style-name="Standard" style:list-style-name="L2">
      <style:text-properties officeooo:rsid="0016fdec" officeooo:paragraph-rsid="0016fdec"/>
    </style:style>
    <style:style style:name="P19" style:family="paragraph" style:parent-style-name="Standard" style:list-style-name="L3">
      <style:text-properties officeooo:rsid="0020bc23" officeooo:paragraph-rsid="0020bc23"/>
    </style:style>
    <style:style style:name="P20" style:family="paragraph" style:parent-style-name="Standard" style:list-style-name="L3">
      <style:text-properties officeooo:rsid="002298e7" officeooo:paragraph-rsid="002298e7"/>
    </style:style>
    <style:style style:name="P21" style:family="paragraph" style:parent-style-name="Standard" style:list-style-name="L3">
      <style:text-properties officeooo:rsid="00242d49" officeooo:paragraph-rsid="00242d49"/>
    </style:style>
    <style:style style:name="P22" style:family="paragraph" style:parent-style-name="Standard" style:list-style-name="L3">
      <style:text-properties officeooo:rsid="00249d2f" officeooo:paragraph-rsid="00249d2f"/>
    </style:style>
    <style:style style:name="P23" style:family="paragraph" style:parent-style-name="Standard" style:list-style-name="L4">
      <style:text-properties officeooo:rsid="00249d2f" officeooo:paragraph-rsid="00249d2f"/>
    </style:style>
    <style:style style:name="P24" style:family="paragraph" style:parent-style-name="Standard">
      <style:text-properties officeooo:rsid="002af644" officeooo:paragraph-rsid="002af644"/>
    </style:style>
    <style:style style:name="P25" style:family="paragraph" style:parent-style-name="Standard" style:list-style-name="L5">
      <style:text-properties officeooo:rsid="002af644" officeooo:paragraph-rsid="002af644"/>
    </style:style>
    <style:style style:name="P26" style:family="paragraph" style:parent-style-name="Standard" style:list-style-name="L5">
      <style:text-properties officeooo:rsid="002db315" officeooo:paragraph-rsid="002db315"/>
    </style:style>
    <style:style style:name="P27" style:family="paragraph" style:parent-style-name="Standard">
      <style:text-properties officeooo:rsid="002db315" officeooo:paragraph-rsid="002db315"/>
    </style:style>
    <style:style style:name="P28" style:family="paragraph" style:parent-style-name="Standard">
      <style:text-properties officeooo:rsid="002ee4cc" officeooo:paragraph-rsid="002ee4cc"/>
    </style:style>
    <style:style style:name="P29" style:family="paragraph" style:parent-style-name="Standard">
      <style:text-properties officeooo:rsid="002fef88" officeooo:paragraph-rsid="002fef88"/>
    </style:style>
    <style:style style:name="T1" style:family="text">
      <style:text-properties officeooo:rsid="001280ce"/>
    </style:style>
    <style:style style:name="T2" style:family="text">
      <style:text-properties style:text-position="super 58%"/>
    </style:style>
    <style:style style:name="T3" style:family="text">
      <style:text-properties officeooo:rsid="001ba53c"/>
    </style:style>
    <style:style style:name="T4" style:family="text">
      <style:text-properties officeooo:rsid="001d31d6"/>
    </style:style>
    <style:style style:name="T5" style:family="text">
      <style:text-properties officeooo:rsid="001e1ac4"/>
    </style:style>
    <style:style style:name="T6" style:family="text">
      <style:text-properties officeooo:rsid="00201668"/>
    </style:style>
    <style:style style:name="T7" style:family="text">
      <style:text-properties officeooo:rsid="00267445"/>
    </style:style>
    <style:style style:name="T8" style:family="text">
      <style:text-properties officeooo:rsid="00280a9e"/>
    </style:style>
    <style:style style:name="T9" style:family="text">
      <style:text-properties officeooo:rsid="002bf247"/>
    </style:style>
    <style:style style:name="T10" style:family="text">
      <style:text-properties officeooo:rsid="002ee4cc"/>
    </style:style>
    <style:style style:name="T11" style:family="text">
      <style:text-properties officeooo:rsid="00300b5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26</text:p>
      <text:p text:style-name="P1"/>
      <text:p text:style-name="P1">Analysis of loss leaders</text:p>
      <text:list xml:id="list1569112830" text:style-name="L1">
        <text:list-item>
          <text:p text:style-name="P12">CI, sold at 9% from minOpen, this increased the maximum loss to 9%</text:p>
        </text:list-item>
        <text:list-item>
          <text:p text:style-name="P13">INTC: earnings risk (this can only be diversified through portfolio structure), <text:span text:style-name="T1">position was put on at 9% over maxOpen</text:span></text:p>
        </text:list-item>
        <text:list-item>
          <text:p text:style-name="P15">TTM : bought at 31% over maxOpen</text:p>
        </text:list-item>
        <text:list-item>
          <text:p text:style-name="P15">GS: added at 8% over maxOpen on Apr 18.</text:p>
        </text:list-item>
        <text:list-item>
          <text:p text:style-name="P16">UNH: sold at -9%</text:p>
        </text:list-item>
      </text:list>
      <text:p text:style-name="P1"/>
      <text:p text:style-name="P2">Analysis from gain leaders</text:p>
      <text:list xml:id="list2436401370" text:style-name="L2">
        <text:list-item>
          <text:p text:style-name="P14">FB, added on Mar 28 at 1.68% deviation</text:p>
        </text:list-item>
        <text:list-item>
          <text:p text:style-name="P17">QCOM: added at 0.9% on Apr 16<text:span text:style-name="T2">th</text:span>.</text:p>
        </text:list-item>
        <text:list-item>
          <text:p text:style-name="P17">URI: added at 1.2%</text:p>
        </text:list-item>
        <text:list-item>
          <text:p text:style-name="P18">HD: added at 2% premium</text:p>
        </text:list-item>
      </text:list>
      <text:p text:style-name="P3"/>
      <text:p text:style-name="P4">Conclusion:</text:p>
      <text:p text:style-name="P4">Through the above analysis, it is shown that the loss leaders were added without a margin of safety, if market reversed, the positions would not be liquidated, leaving a large loss potential. <text:span text:style-name="T6">This does not extend the advantage of letting winners run and cutting losers. </text:span></text:p>
      <text:p text:style-name="P4"/>
      <text:p text:style-name="P4">Solution:</text:p>
      <text:p text:style-name="P4">Reinstate entrance constraints. </text:p>
      <text:p text:style-name="P1"/>
      <text:p text:style-name="P5">Some positions are shorted at the open following a panic all day down.</text:p>
      <text:p text:style-name="P5">Some positions are added at the open following a greedy all day up.</text:p>
      <text:p text:style-name="P5"/>
      <text:p text:style-name="P5">When you don’t put in entry restrictions, you don’t have margin of safety. </text:p>
      <text:p text:style-name="P5"/>
      <text:p text:style-name="P6">It’s better not to play when there is no margin of safety. </text:p>
      <text:p text:style-name="P6"/>
      <text:p text:style-name="P7"><text:span text:style-name="T8">The system</text:span> ha<text:span text:style-name="T8">s</text:span> lost the ability to cut the losers and lets winners run when losers are not being cut due to being too far from the cutting level. <text:span text:style-name="T3">So losers unduly cause a lot of losses. </text:span></text:p>
      <text:p text:style-name="P7"/>
      <text:p text:style-name="P8">→ You have to control entr<text:span text:style-name="T5">y</text:span> level. <text:span text:style-name="T4">Any patience will pay off in the long run.</text:span></text:p>
      <text:p text:style-name="P8"/>
      <text:p text:style-name="P9">Analysis of advantage of what caused winning until Mid april</text:p>
      <text:list xml:id="list1666339899" text:style-name="L3">
        <text:list-item>
          <text:p text:style-name="P19"><text:s/>positions were entered within 2% of dev (this made the max loss on each entered names to be 2% + cost)</text:p>
        </text:list-item>
        <text:list-item>
          <text:p text:style-name="P19">When you log in to IB, there are all winners, losers would all get cut.</text:p>
        </text:list-item>
        <text:list-item>
          <text:p text:style-name="P20">Luckiness on a names like QCOM</text:p>
        </text:list-item>
        <text:list-item>
          <text:p text:style-name="P21">Patience entrance on the bid. Patience exit on the offer, converts to patient dev handler after 100 tries.</text:p>
        </text:list-item>
        <text:list-item>
          <text:p text:style-name="P22">Margin of safety is clearly defined. Max loss is clearly defined.</text:p>
        </text:list-item>
      </text:list>
      <text:p text:style-name="P11"/>
      <text:p text:style-name="P10"/>
      <text:p text:style-name="P10">Problems now</text:p>
      <text:list xml:id="list1626842878" text:style-name="L4">
        <text:list-item>
          <text:p text:style-name="P23"><text:soft-page-break/>there is no max loss on any given name added later in the month. Added GXBT (bitcoin futures) at 38% dev. This was done due to Occam’s razor – don’t introduce any more variables unless absolutely necessary. However, there is no margin of safety. <text:span text:style-name="T7">You can lose arbitrary amount of money on random names that your system adds. There is no freedom to add stocks because you have to judge if there is enough margin of safety and make predictions on the stocks.</text:span></text:p>
        </text:list-item>
        <text:list-item>
          <text:p text:style-name="P23"/>
        </text:list-item>
      </text:list>
      <text:p text:style-name="P10"/>
      <text:p text:style-name="P1"/>
      <text:p text:style-name="P24">4.27</text:p>
      <text:p text:style-name="P24">Analyzed the loss leaders in the portfolio</text:p>
      <text:list xml:id="list65109397" text:style-name="L5">
        <text:list-item>
          <text:p text:style-name="P25"><text:span text:style-name="T10">Loss leaders were</text:span> added after 4.15, mostly 4.15 and 4.18</text:p>
        </text:list-item>
        <text:list-item>
          <text:p text:style-name="P25">Big dev over or under</text:p>
        </text:list-item>
        <text:list-item>
          <text:p text:style-name="P25">TTM (31.61% over), UNH ( 8.99% over), Bitcoin (31%)</text:p>
        </text:list-item>
        <text:list-item>
          <text:p text:style-name="P25">Taleb: ensemble probability vs time probability. Never put yourself in the situation where there is a chance of ruin. <text:span text:style-name="T9">This means increasing your margin of safety, increase your entry requirements. Pay attention to fat tails and extreme events occuring (because you are always in the market and will iterate through all probability spaces including extremely unlikely events)</text:span></text:p>
        </text:list-item>
        <text:list-item>
          <text:p text:style-name="P26">Not paying attention to small probability events led to the ruin of LTCM in 1997. The reason is that highly unlikely events are an absorbing state – they can cause ruin if entered into. Finance practitioners mistook ensemble probability with time probability. When they are always in the business, they are bound to encounter small probability events. </text:p>
        </text:list-item>
        <text:list-item>
          <text:p text:style-name="P26">Past probability space does not predict future probability space. That’s why VaRs based on historical volatility doesn’t work. It is an attempt to make an otherwise intractable problem tractable. </text:p>
        </text:list-item>
      </text:list>
      <text:p text:style-name="P28"/>
      <text:p text:style-name="P28">Why were your thinking wrong?</text:p>
      <text:p text:style-name="P28">I was under the impression that introducing additional variables such as arbitrary entry levels would violate Occam’s Razor, in that no additional variables should be introduced unless necessary.</text:p>
      <text:p text:style-name="P28"/>
      <text:p text:style-name="P29">However, if entry levels are not introduced, you would enter at levels that do not offer attractive risk/return ratio and under extreme events you are liable to lose a lot. The point of the strategy is to timely reduce loss on losers and letting the winners run. <text:span text:style-name="T11">Therefore you must control the entran</text:span></text:p>
      <text:p text:style-name="P28"/>
      <text:p text:style-name="P27"/>
      <text:p text:style-name="P27"/>
      <text:p text:style-name="P24"/>
      <text:p text:style-name="P24"/>
      <text:p text:style-name="P2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07:24:27.074198554</meta:creation-date>
    <meta:generator>LibreOffice/6.0.7.3$Linux_X86_64 LibreOffice_project/00m0$Build-3</meta:generator>
    <dc:date>2019-04-27T06:50:26.927762153</dc:date>
    <meta:editing-duration>PT49M46S</meta:editing-duration>
    <meta:editing-cycles>35</meta:editing-cycles>
    <meta:document-statistic meta:table-count="0" meta:image-count="0" meta:object-count="0" meta:page-count="2" meta:paragraph-count="42" meta:word-count="686" meta:character-count="3851" meta:non-whitespace-character-count="3218"/>
  </office:meta>
</office:document-meta>
</file>